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73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5.4154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6.8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spic33ev256gm1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table:style-name="ce7" office:value-type="string" calcext:value-type="string">
            <text:p>CGA5L1X7R1C106K160AC </text:p>
          </table:table-cell>
          <table:table-cell table:style-name="ce7" office:value-type="string" calcext:value-type="string">
            <text:p><text:a xlink:href="https://www.digikey.com/product-detail/en/tdk-corporation/CGA5L1X7R1C106K160AC/445-12902-1-ND/3954568" xlink:type="simple">https://www.digikey.com/product-detail/en/tdk-corporation/CGA5L1X7R1C106K160AC/445-12902-1-ND/3954568</text:a>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 C3 C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table:style-name="ce7" office:value-type="string" calcext:value-type="string">
            <text:p>CL10B104KO8NNNC </text:p>
          </table:table-cell>
          <table:table-cell table:style-name="ce7" office:value-type="string" calcext:value-type="string">
            <text:p><text:a xlink:href="https://www.digikey.com/product-detail/en/samsung-electro-mechanics/CL10B104KO8NNNC/1276-1005-1-ND/3889091" xlink:type="simple">https://www.digikey.com/product-detail/en/samsung-electro-mechanics/CL10B104KO8NNNC/1276-1005-1-ND/3889091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table:style-name="ce7" office:value-type="string" calcext:value-type="string">
            <text:p>APT1608QBC/D</text:p>
          </table:table-cell>
          <table:table-cell table:style-name="ce7" office:value-type="string" calcext:value-type="string">
            <text:p><text:a xlink:href="https://www.digikey.com/product-detail/en/kingbright/APT1608QBC-D/754-1434-1-ND/2163792" xlink:type="simple">https://www.digikey.com/product-detail/en/kingbright/APT1608QBC-D/754-1434-1-ND/2163792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 D4 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table:style-name="ce7" office:value-type="string" calcext:value-type="string">
            <text:p>APT1608SURCK </text:p>
          </table:table-cell>
          <table:table-cell table:style-name="ce7" office:value-type="string" calcext:value-type="string">
            <text:p><text:a xlink:href="https://www.digikey.com/product-detail/en/kingbright/APT1608SURCK/754-1123-1-ND/1747840" xlink:type="simple">https://www.digikey.com/product-detail/en/kingbright/APT1608SURCK/754-1123-1-ND/1747840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6 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table:style-name="ce7" office:value-type="string" calcext:value-type="string">
            <text:p>APT1608CGCK </text:p>
          </table:table-cell>
          <table:table-cell table:style-name="ce7" office:value-type="string" calcext:value-type="string">
            <text:p><text:a xlink:href="https://www.digikey.com/product-detail/en/APT1608CGCK/754-1116-1-ND/1747833/?itemSeq=334077280" xlink:type="simple">https://www.digikey.com/product-detail/en/APT1608CGCK/754-1116-1-ND/1747833/?itemSeq=334077280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 J2 J3 J4 J5 J6 J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PinHeader_2.54mm:PinHeader_1x07_P2.54mm_Vertical</text:p>
          </table:table-cell>
          <table:table-cell table:style-name="ce7" office:value-type="string" calcext:value-type="string">
            <text:p>TSW-107-07-L-S</text:p>
          </table:table-cell>
          <table:table-cell table:style-name="ce7" office:value-type="string" calcext:value-type="string">
            <text:p><text:a xlink:href="https://www.digikey.com/product-detail/en/samtec-inc/TSW-107-07-L-S/SAM1031-07-ND/1101420" xlink:type="simple">https://www.digikey.com/product-detail/en/samtec-inc/TSW-107-07-L-S/SAM1031-07-ND/1101420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PWR</text:p>
          </table:table-cell>
          <table:table-cell office:value-type="string" calcext:value-type="string">
            <text:p>Connector_PinHeader_2.54mm:PinHeader_1x05_P2.54mm_Vertical</text:p>
          </table:table-cell>
          <table:table-cell table:style-name="ce3" office:value-type="float" office:value="2586" calcext:value-type="float">
            <text:p>2586</text:p>
          </table:table-cell>
          <table:table-cell table:style-name="ce7" office:value-type="string" calcext:value-type="string">
            <text:p><text:a xlink:href="https://www.digikey.com/product-detail/en/pololu-corporation/2586/2183-2586-ND/10450593" xlink:type="simple">https://www.digikey.com/product-detail/en/pololu-corporation/2586/2183-2586-ND/10450593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 J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DI, PICkit3</text:p>
          </table:table-cell>
          <table:table-cell office:value-type="string" calcext:value-type="string">
            <text:p>Connector_PinHeader_2.54mm:PinHeader_1x06_P2.54mm_Vertical_SMD_Pin1Right</text:p>
          </table:table-cell>
          <table:table-cell table:style-name="ce7" office:value-type="string" calcext:value-type="string">
            <text:p>TSM-106-01-L-SV </text:p>
          </table:table-cell>
          <table:table-cell table:style-name="ce7" office:value-type="string" calcext:value-type="string">
            <text:p><text:a xlink:href="https://www.digikey.com/product-detail/en/samtec-inc/TSM-106-01-L-SV/SAM10805-ND/2708007" xlink:type="simple">https://www.digikey.com/product-detail/en/samtec-inc/TSM-106-01-L-SV/SAM10805-ND/2708007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2 JP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Jumper:SolderJumper-2_P1.3mm_Open_Pad1.0x1.5mm</text:p>
          </table:table-cell>
          <table:table-cell table:style-name="ce7" office:value-type="string" calcext:value-type="string">
            <text:p>CRCW06030000Z0EAHP </text:p>
          </table:table-cell>
          <table:table-cell table:style-name="ce7" office:value-type="string" calcext:value-type="string">
            <text:p><text:a xlink:href="https://www.digikey.com/product-detail/en/vishay-dale/CRCW06030000Z0EAHP/541-0-0SBCT-ND/2222749" xlink:type="simple">https://www.digikey.com/product-detail/en/vishay-dale/CRCW06030000Z0EAHP/541-0-0SBCT-ND/2222749</text:a>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 R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GP0603F82R </text:p>
          </table:table-cell>
          <table:table-cell table:style-name="ce7" office:value-type="string" calcext:value-type="string">
            <text:p><text:a xlink:href="https://www.digikey.com/product-detail/en/te-connectivity-passive-product/CRGP0603F82R/A130403CT-ND/8578235" xlink:type="simple">https://www.digikey.com/product-detail/en/te-connectivity-passive-product/CRGP0603F82R/A130403CT-ND/8578235</text:a>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 R4 R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GP0603F150R </text:p>
          </table:table-cell>
          <table:table-cell table:style-name="ce7" office:value-type="string" calcext:value-type="string">
            <text:p><text:a xlink:href="https://www.digikey.com/product-detail/en/te-connectivity-passive-product/CRGP0603F150R/A130406CT-ND/8578238" xlink:type="simple">https://www.digikey.com/product-detail/en/te-connectivity-passive-product/CRGP0603F150R/A130406CT-ND/8578238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 R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CW0603143RFKEAHP </text:p>
          </table:table-cell>
          <table:table-cell table:style-name="ce7" office:value-type="string" calcext:value-type="string">
            <text:p><text:a xlink:href="https://www.digikey.com/product-detail/en/vishay-dale/CRCW0603143RFKEAHP/541-143SCT-ND/5326821" xlink:type="simple">https://www.digikey.com/product-detail/en/vishay-dale/CRCW0603143RFKEAHP/541-143SCT-ND/5326821</text:a>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 R9 R10 R11 R12 R13 R1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GP0603F4K7 </text:p>
          </table:table-cell>
          <table:table-cell table:style-name="ce7" office:value-type="string" calcext:value-type="string">
            <text:p><text:a xlink:href="https://www.digikey.com/product-detail/en/te-connectivity-passive-product/CRGP0603F4K7/A130424CT-ND/8578256" xlink:type="simple">https://www.digikey.com/product-detail/en/te-connectivity-passive-product/CRGP0603F4K7/A130424CT-ND/8578256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CW0603470RFKEAHP </text:p>
          </table:table-cell>
          <table:table-cell table:style-name="ce7" office:value-type="string" calcext:value-type="string">
            <text:p><text:a xlink:href="https://www.digikey.com/product-detail/en/vishay-dale/CRCW0603470RFKEAHP/541-470SCT-ND/2826020" xlink:type="simple">https://www.digikey.com/product-detail/en/vishay-dale/CRCW0603470RFKEAHP/541-470SCT-ND/2826020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7" office:value-type="string" calcext:value-type="string">
            <text:p>CRCW060310K0FKEAHP </text:p>
          </table:table-cell>
          <table:table-cell table:style-name="ce7" office:value-type="string" calcext:value-type="string">
            <text:p><text:a xlink:href="https://www.digikey.com/product-detail/en/vishay-dale/CRCW060310K0FKEAHP/541-10-0KSCT-ND/2222780" xlink:type="simple">https://www.digikey.com/product-detail/en/vishay-dale/CRCW060310K0FKEAHP/541-10-0KSCT-ND/2222780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digikey-footprints:Switch_Tactile_SMD_6x6mm</text:p>
          </table:table-cell>
          <table:table-cell table:style-name="ce7" office:value-type="string" calcext:value-type="string">
            <text:p>PTS645SM43SMTR92 LFS</text:p>
          </table:table-cell>
          <table:table-cell table:style-name="ce7" office:value-type="string" calcext:value-type="string">
            <text:p><text:a xlink:href="https://www.digikey.com/product-detail/en/c-k/PTS645SM43SMTR92-LFS/CKN9112CT-ND/1146934" xlink:type="simple">https://www.digikey.com/product-detail/en/c-k/PTS645SM43SMTR92-LFS/CKN9112CT-ND/1146934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digikey-footprints:Switch_Tactile_SMD_6x6mm</text:p>
          </table:table-cell>
          <table:table-cell table:style-name="ce7" office:value-type="string" calcext:value-type="string">
            <text:p>PTS645SK50SMTR92 LFS </text:p>
          </table:table-cell>
          <table:table-cell table:style-name="ce7" office:value-type="string" calcext:value-type="string">
            <text:p><text:a xlink:href="https://www.digikey.com/product-detail/en/c-k/PTS645SK50SMTR92-LFS/CKN9087CT-ND/1146813" xlink:type="simple">https://www.digikey.com/product-detail/en/c-k/PTS645SK50SMTR92-LFS/CKN9087CT-ND/1146813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digikey-footprints:Switch_Tactile_SMD_6x6mm</text:p>
          </table:table-cell>
          <table:table-cell table:style-name="ce7" office:value-type="string" calcext:value-type="string">
            <text:p>PTS645SL50SMTR92 LFS</text:p>
          </table:table-cell>
          <table:table-cell table:style-name="ce7" office:value-type="string" calcext:value-type="string">
            <text:p><text:a xlink:href="https://www.digikey.com/product-detail/en/c-k/PTS645SL50SMTR92-LFS/CKN9088CT-ND/1146811" xlink:type="simple">https://www.digikey.com/product-detail/en/c-k/PTS645SL50SMTR92-LFS/CKN9088CT-ND/1146811</text:a>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9.78x12.34mm_W8.61mm_P2.54mm</text:p>
          </table:table-cell>
          <table:table-cell table:style-name="ce3" office:value-type="string" calcext:value-type="string">
            <text:p><text:s/>1-1825059-7</text:p>
          </table:table-cell>
          <table:table-cell office:value-type="string" calcext:value-type="string">
            <text:p><text:a xlink:href="https://www.digikey.com/product-detail/en/te-connectivity-alcoswitch-switches/1-1825059-7/1-1825059-7-ND/1202121" xlink:type="simple">https://www.digikey.com/product-detail/en/te-connectivity-alcoswitch-switches/1-1825059-7/1-1825059-7-ND/1202121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ic33ev256gm102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<text:s/>dsPIC33EV256GM102-E/SS</text:p>
          </table:table-cell>
          <table:table-cell office:value-type="string" calcext:value-type="string">
            <text:p><text:a xlink:href="https://www.mouser.com/ProductDetail/Microchip-Technology/dsPIC33EV256GM102-E-SS?qs=ZEMkBHnybRHD0x%2FVogjTZw%3D%3D" xlink:type="simple">https://www.mouser.com/ProductDetail/Microchip-Technology/dsPIC33EV256GM102-E-SS?qs=ZEMkBHnybRHD0x%2FVogjTZw%3D%3D</text:a>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HEX STANDOFF #4-40 NYLON ½"</text:p>
          </table:table-cell>
          <table:table-cell office:value-type="string" calcext:value-type="string">
            <text:p><text:s/>1902C</text:p>
          </table:table-cell>
          <table:table-cell office:value-type="string" calcext:value-type="string">
            <text:p><text:a xlink:href="https://www.digikey.com/product-detail/en/keystone-electronics/1902C/36-1902C-ND/61868" xlink:type="simple">https://www.digikey.com/product-detail/en/keystone-electronics/1902C/36-1902C-ND/61868</text:a>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LOSURE</text:p>
          </table:table-cell>
          <table:table-cell table:style-name="ce7" office:value-type="string" calcext:value-type="string">
            <text:p>CU-1941</text:p>
          </table:table-cell>
          <table:table-cell table:style-name="ce7" office:value-type="string" calcext:value-type="string">
            <text:p><text:a xlink:href="https://www.digikey.com/product-detail/en/CU-1941/377-2068-ND/439228/?itemSeq=334078929" xlink:type="simple">https://www.digikey.com/product-detail/en/CU-1941/377-2068-ND/439228/?itemSeq=334078929</text:a> 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8:33:04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4T18:33:38.263000000</dc:date>
    <meta:editing-duration>P1DT4H46M41S</meta:editing-duration>
    <meta:editing-cycles>13</meta:editing-cycles>
    <meta:generator>LibreOffice/6.3.6.2$Windows_X86_64 LibreOffice_project/2196df99b074d8a661f4036fca8fa0cbfa33a497</meta:generator>
    <meta:document-statistic meta:table-count="1" meta:cell-count="134" meta:object-count="0"/>
  </office:meta>
</office:document-meta>
</file>